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04.26pt"/>
    </style:style>
    <style:style style:name="co3" style:family="table-column">
      <style:table-column-properties fo:break-before="auto" style:column-width="48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ole-draw-aspect="1"/>
    </style:style>
    <style:style style:name="gr2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Chart 1" draw:style-name="gr1" svg:width="453.15pt" svg:height="255.26pt" svg:x="62.39pt" svg:y="138.53pt">
            <draw:object draw:notify-on-update-of-ranges="Sheet1.B4:Sheet1.B7 Sheet1.C3:Sheet1.C3 Sheet1.C4:Sheet1.C7 Sheet1.D3:Sheet1.D3 Sheet1.D4:Sheet1.D7 Sheet1.E3:Sheet1.E3 Sheet1.E4:Sheet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3" draw:style-name="gr2" svg:width="580pt" svg:height="321.85pt" svg:x="89.52pt" svg:y="603.67pt">
            <draw:object draw:notify-on-update-of-ranges="Sheet1.C29:Sheet1.C29 Sheet1.C30:Sheet1.C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4" draw:style-name="gr2" svg:width="453.15pt" svg:height="255.26pt" svg:x="512.25pt" svg:y="942.35pt">
            <draw:object draw:notify-on-update-of-ranges="Sheet1.C29:Sheet1.C29 Sheet1.C30:Sheet1.C37 Sheet1.D29:Sheet1.D29 Sheet1.D30:Sheet1.D37 Sheet1.E29:Sheet1.E29 Sheet1.E30:Sheet1.E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Chart 6" draw:style-name="gr2" svg:width="550.01pt" svg:height="318.87pt" svg:x="688.39pt" svg:y="604.91pt">
            <draw:object draw:notify-on-update-of-ranges="Sheet1.D29:Sheet1.D29 Sheet1.D30:Sheet1.D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Chart 7" draw:style-name="gr2" svg:width="540.28pt" svg:height="315.92pt" svg:x="1259.72pt" svg:y="603.58pt">
            <draw:object draw:notify-on-update-of-ranges="Sheet1.E29:Sheet1.E29 Sheet1.E30:Sheet1.E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ndom numbers qty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100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8177" calcext:value-type="float">
            <text:p>0.158177</text:p>
          </table:table-cell>
          <table:table-cell office:value-type="float" office:value="0.789028" calcext:value-type="float">
            <text:p>0.789028</text:p>
          </table:table-cell>
          <table:table-cell office:value-type="float" office:value="1.59536" calcext:value-type="float">
            <text:p>1.595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969124" calcext:value-type="float">
            <text:p>0.0969124</text:p>
          </table:table-cell>
          <table:table-cell office:value-type="float" office:value="0.476899" calcext:value-type="float">
            <text:p>0.476899</text:p>
          </table:table-cell>
          <table:table-cell office:value-type="float" office:value="0.958179" calcext:value-type="float">
            <text:p>0.9581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04776" calcext:value-type="float">
            <text:p>0.104776</text:p>
          </table:table-cell>
          <table:table-cell office:value-type="float" office:value="0.52405" calcext:value-type="float">
            <text:p>0.52405</text:p>
          </table:table-cell>
          <table:table-cell office:value-type="float" office:value="1.04149" calcext:value-type="float">
            <text:p>1.041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44753" calcext:value-type="float">
            <text:p>0.144753</text:p>
          </table:table-cell>
          <table:table-cell office:value-type="float" office:value="0.729406" calcext:value-type="float">
            <text:p>0.729406</text:p>
          </table:table-cell>
          <table:table-cell office:value-type="float" office:value="1.52139" calcext:value-type="float">
            <text:p>1.52139</text:p>
          </table:table-cell>
          <table:table-cell table:number-columns-repeated="1019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th slu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ndom numbers qty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500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1 th</text:p>
          </table:table-cell>
          <table:table-cell office:value-type="float" office:value="0.000144562" calcext:value-type="float">
            <text:p>0.000144562</text:p>
          </table:table-cell>
          <table:table-cell office:value-type="float" office:value="0.73186" calcext:value-type="float">
            <text:p>0.73186</text:p>
          </table:table-cell>
          <table:table-cell office:value-type="float" office:value="3.19164" calcext:value-type="float">
            <text:p>3.1916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2 th</text:p>
          </table:table-cell>
          <table:table-cell office:value-type="float" office:value="0.000120134" calcext:value-type="float">
            <text:p>0.000120134</text:p>
          </table:table-cell>
          <table:table-cell office:value-type="float" office:value="0.95627" calcext:value-type="float">
            <text:p>0.95627</text:p>
          </table:table-cell>
          <table:table-cell office:value-type="float" office:value="3.03885" calcext:value-type="float">
            <text:p>3.0388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3 th</text:p>
          </table:table-cell>
          <table:table-cell office:value-type="float" office:value="0.000133944" calcext:value-type="float">
            <text:p>0.000133944</text:p>
          </table:table-cell>
          <table:table-cell office:value-type="float" office:value="0.699394" calcext:value-type="float">
            <text:p>0.699394</text:p>
          </table:table-cell>
          <table:table-cell office:value-type="float" office:value="3.28025" calcext:value-type="float">
            <text:p>3.280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4 th</text:p>
          </table:table-cell>
          <table:table-cell office:value-type="float" office:value="0.000126927" calcext:value-type="float">
            <text:p>0.000126927</text:p>
          </table:table-cell>
          <table:table-cell office:value-type="float" office:value="0.792831" calcext:value-type="float">
            <text:p>0.792831</text:p>
          </table:table-cell>
          <table:table-cell office:value-type="float" office:value="3.34715" calcext:value-type="float">
            <text:p>3.347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5 th</text:p>
          </table:table-cell>
          <table:table-cell office:value-type="float" office:value="0.000134213" calcext:value-type="float">
            <text:p>0.000134213</text:p>
          </table:table-cell>
          <table:table-cell office:value-type="float" office:value="0.696154" calcext:value-type="float">
            <text:p>0.696154</text:p>
          </table:table-cell>
          <table:table-cell office:value-type="float" office:value="3.06774" calcext:value-type="float">
            <text:p>3.0677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6 th</text:p>
          </table:table-cell>
          <table:table-cell office:value-type="float" office:value="0.000133788" calcext:value-type="float">
            <text:p>0.000133788</text:p>
          </table:table-cell>
          <table:table-cell office:value-type="float" office:value="0.685008" calcext:value-type="float">
            <text:p>0.685008</text:p>
          </table:table-cell>
          <table:table-cell office:value-type="float" office:value="3.30747" calcext:value-type="float">
            <text:p>3.3074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7 th</text:p>
          </table:table-cell>
          <table:table-cell office:value-type="float" office:value="0.000147515" calcext:value-type="float">
            <text:p>0.000147515</text:p>
          </table:table-cell>
          <table:table-cell office:value-type="float" office:value="0.964922" calcext:value-type="float">
            <text:p>0.964922</text:p>
          </table:table-cell>
          <table:table-cell office:value-type="float" office:value="3.12597" calcext:value-type="float">
            <text:p>3.1259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8 th</text:p>
          </table:table-cell>
          <table:table-cell office:value-type="float" office:value="0.000133838" calcext:value-type="float">
            <text:p>0.000133838</text:p>
          </table:table-cell>
          <table:table-cell office:value-type="float" office:value="0.632322" calcext:value-type="float">
            <text:p>0.632322</text:p>
          </table:table-cell>
          <table:table-cell office:value-type="float" office:value="3.23007" calcext:value-type="float">
            <text:p>3.23007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9-05-12T14:47:31Z</meta:creation-date>
    <dc:date>2019-05-15T12:09:17.937132919</dc:date>
    <meta:editing-cycles>4</meta:editing-cycles>
    <meta:editing-duration>PT29M48S</meta:editing-duration>
    <meta:document-statistic meta:table-count="1" meta:cell-count="5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times" style:font-family-generic="roman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times" style:font-family-generic="roman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times" style:font-family-generic="roman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05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times" style:font-family-generic="roman"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51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51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svg:stroke-width="0.051cm" svg:stroke-color="#ffd320" draw:fill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87cm" svg:height="9.006cm" xlink:href=".." xlink:type="simple" chart:class="chart:line" chart:style-name="ch1">
        <chart:title svg:x="6.269cm" svg:y="0.316cm" chart:style-name="ch2">
          <text:p>PS4 - Exercise 4d</text:p>
        </chart:title>
        <chart:legend chart:legend-position="end" svg:x="13.77cm" svg:y="3.706cm" style:legend-expansion="high" chart:style-name="ch3"/>
        <chart:plot-area chart:style-name="ch4" table:cell-range-address="Sheet1.B3:Sheet1.E7" chart:data-source-has-labels="both" svg:x="1.33cm" svg:y="1.275cm" svg:width="12.121cm" svg:height="6.57cm">
          <chartooo:coordinate-region svg:x="2.216cm" svg:y="1.448cm" svg:width="11.141cm" svg:height="5.803cm"/>
          <chart:axis chart:dimension="x" chart:name="primary-x" chart:style-name="ch5" chartooo:axis-type="text">
            <chart:title svg:x="6.83cm" svg:y="8.025cm" chart:style-name="ch6">
              <text:p>Threads</text:p>
            </chart:title>
            <chart:categories table:cell-range-address="Sheet1.B4:Sheet1.B7"/>
          </chart:axis>
          <chart:axis chart:dimension="y" chart:name="primary-y" chart:style-name="ch7">
            <chart:title svg:x="0.451cm" svg:y="5.146cm" chart:style-name="ch8">
              <text:p>Time [s]</text:p>
            </chart:title>
          </chart:axis>
          <chart:series chart:style-name="ch9" chart:values-cell-range-address="Sheet1.C4:Sheet1.C7" chart:label-cell-address="Sheet1.C3:Sheet1.C3" chart:class="chart:line">
            <chart:data-point chart:repeated="4"/>
          </chart:series>
          <chart:series chart:style-name="ch10" chart:values-cell-range-address="Sheet1.D4:Sheet1.D7" chart:label-cell-address="Sheet1.D3:Sheet1.D3" chart:class="chart:line">
            <chart:data-point chart:repeated="4"/>
          </chart:series>
          <chart:series chart:style-name="ch11" chart:values-cell-range-address="Sheet1.E4:Sheet1.E7" chart:label-cell-address="Sheet1.E3:Sheet1.E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M</text:p>
                <draw:g>
                  <svg:desc>Sheet1.C3:Sheet1.C3</svg:desc>
                </draw:g>
              </table:table-cell>
              <table:table-cell office:value-type="string">
                <text:p>50M</text:p>
                <draw:g>
                  <svg:desc>Sheet1.D3:Sheet1.D3</svg:desc>
                </draw:g>
              </table:table-cell>
              <table:table-cell office:value-type="string">
                <text:p>100M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4:Sheet1.B7</svg:desc>
                </draw:g>
              </table:table-cell>
              <table:table-cell office:value-type="float" office:value="0.158177">
                <text:p>0.158177</text:p>
                <draw:g>
                  <svg:desc>Sheet1.C4:Sheet1.C7</svg:desc>
                </draw:g>
              </table:table-cell>
              <table:table-cell office:value-type="float" office:value="0.789028">
                <text:p>0.789028</text:p>
                <draw:g>
                  <svg:desc>Sheet1.D4:Sheet1.D7</svg:desc>
                </draw:g>
              </table:table-cell>
              <table:table-cell office:value-type="float" office:value="1.59536">
                <text:p>1.59536</text:p>
                <draw:g>
                  <svg:desc>Sheet1.E4:Sheet1.E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69124">
                <text:p>0.0969124</text:p>
              </table:table-cell>
              <table:table-cell office:value-type="float" office:value="0.476899">
                <text:p>0.476899</text:p>
              </table:table-cell>
              <table:table-cell office:value-type="float" office:value="0.958179">
                <text:p>0.9581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4776">
                <text:p>0.104776</text:p>
              </table:table-cell>
              <table:table-cell office:value-type="float" office:value="0.52405">
                <text:p>0.52405</text:p>
              </table:table-cell>
              <table:table-cell office:value-type="float" office:value="1.04149">
                <text:p>1.041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44753">
                <text:p>0.144753</text:p>
              </table:table-cell>
              <table:table-cell office:value-type="float" office:value="0.729406">
                <text:p>0.729406</text:p>
              </table:table-cell>
              <table:table-cell office:value-type="float" office:value="1.52139">
                <text:p>1.521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times" style:font-family-generic="roman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times" style:font-family-generic="roman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times" style:font-family-generic="roman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0001" chart:maximum="0.0002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times" style:font-family-generic="roman"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51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461cm" svg:height="11.354cm" xlink:href=".." xlink:type="simple" chart:class="chart:line" chart:style-name="ch1">
        <chart:title svg:x="8.03cm" svg:y="0.363cm" chart:style-name="ch2">
          <text:p>PS4 - Exercise 4b-10K</text:p>
        </chart:title>
        <chart:legend chart:legend-position="end" svg:x="18.508cm" svg:y="5.378cm" style:legend-expansion="high" chart:style-name="ch3"/>
        <chart:plot-area chart:style-name="ch4" table:cell-range-address="Sheet1.C29:Sheet1.C37" chart:data-source-has-labels="row" svg:x="0.476cm" svg:y="0.899cm" svg:width="17.856cm" svg:height="9.858cm">
          <chartooo:coordinate-region svg:x="1.918cm" svg:y="1.072cm" svg:width="16.32cm" svg:height="9.091cm"/>
          <chart:axis chart:dimension="x" chart:name="primary-x" chart:style-name="ch5">
            <chart:title svg:x="8.844cm" svg:y="10.794cm" chart:style-name="ch6">
              <text:p>Threads</text:p>
            </chart:title>
          </chart:axis>
          <chart:axis chart:dimension="y" chart:name="primary-y" chart:style-name="ch7">
            <chart:title svg:x="0cm" svg:y="6.414cm" chart:style-name="ch8">
              <text:p>Time [s]</text:p>
            </chart:title>
          </chart:axis>
          <chart:series chart:style-name="ch9" chart:values-cell-range-address="Sheet1.C30:Sheet1.C37" chart:label-cell-address="Sheet1.C29:Sheet1.C2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K</text:p>
                <draw:g>
                  <svg:desc>Sheet1.C29:Sheet1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44562">
                <text:p>0.000144562</text:p>
                <draw:g>
                  <svg:desc>Sheet1.C30:Sheet1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20134">
                <text:p>0.000120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33944">
                <text:p>0.000133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26927">
                <text:p>0.000126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34213">
                <text:p>0.0001342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33788">
                <text:p>0.0001337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47515">
                <text:p>0.000147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33838">
                <text:p>0.0001338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times" style:font-family-generic="roman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times" style:font-family-generic="roman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times" style:font-family-generic="roman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tru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times" style:font-family-generic="roman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51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51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51cm" svg:stroke-color="#ffd320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986cm" svg:height="9.005cm" xlink:href=".." xlink:type="simple" chart:class="chart:line" chart:style-name="ch1">
        <chart:title svg:x="6.243cm" svg:y="0.316cm" chart:style-name="ch2">
          <text:p>PS4 - Exercise 4B</text:p>
        </chart:title>
        <chart:legend chart:legend-position="end" svg:x="13.769cm" svg:y="3.705cm" style:legend-expansion="high" chart:style-name="ch3"/>
        <chart:plot-area chart:style-name="ch4" table:cell-range-address="Sheet1.C29:Sheet1.E37" chart:data-source-has-labels="row" svg:x="1.33cm" svg:y="1.275cm" svg:width="12.12cm" svg:height="6.569cm">
          <chartooo:coordinate-region svg:x="2.436cm" svg:y="1.448cm" svg:width="10.92cm" svg:height="5.802cm"/>
          <chart:axis chart:dimension="x" chart:name="primary-x" chart:style-name="ch5">
            <chart:title svg:x="6.83cm" svg:y="8.024cm" chart:style-name="ch6">
              <text:p>Threads</text:p>
            </chart:title>
          </chart:axis>
          <chart:axis chart:dimension="y" chart:name="primary-y" chart:style-name="ch7">
            <chart:title svg:x="0.451cm" svg:y="5.145cm" chart:style-name="ch8">
              <text:p>Time [s]</text:p>
            </chart:title>
            <chart:grid chart:style-name="ch9" chart:class="major"/>
          </chart:axis>
          <chart:series chart:style-name="ch10" chart:values-cell-range-address="Sheet1.C30:Sheet1.C37" chart:label-cell-address="Sheet1.C29:Sheet1.C29" chart:class="chart:line">
            <chart:data-point chart:repeated="8"/>
          </chart:series>
          <chart:series chart:style-name="ch11" chart:values-cell-range-address="Sheet1.D30:Sheet1.D37" chart:label-cell-address="Sheet1.D29:Sheet1.D29" chart:class="chart:line">
            <chart:data-point chart:repeated="8"/>
          </chart:series>
          <chart:series chart:style-name="ch12" chart:values-cell-range-address="Sheet1.E30:Sheet1.E37" chart:label-cell-address="Sheet1.E29:Sheet1.E2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K</text:p>
                <draw:g>
                  <svg:desc>Sheet1.C29:Sheet1.C29</svg:desc>
                </draw:g>
              </table:table-cell>
              <table:table-cell office:value-type="string">
                <text:p>100M</text:p>
                <draw:g>
                  <svg:desc>Sheet1.D29:Sheet1.D29</svg:desc>
                </draw:g>
              </table:table-cell>
              <table:table-cell office:value-type="string">
                <text:p>500M</text:p>
                <draw:g>
                  <svg:desc>Sheet1.E29:Sheet1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44562">
                <text:p>0.000144562</text:p>
                <draw:g>
                  <svg:desc>Sheet1.C30:Sheet1.C37</svg:desc>
                </draw:g>
              </table:table-cell>
              <table:table-cell office:value-type="float" office:value="0.73186">
                <text:p>0.73186</text:p>
                <draw:g>
                  <svg:desc>Sheet1.D30:Sheet1.D37</svg:desc>
                </draw:g>
              </table:table-cell>
              <table:table-cell office:value-type="float" office:value="3.19164">
                <text:p>3.19164</text:p>
                <draw:g>
                  <svg:desc>Sheet1.E30:Sheet1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20134">
                <text:p>0.000120134</text:p>
              </table:table-cell>
              <table:table-cell office:value-type="float" office:value="0.95627">
                <text:p>0.95627</text:p>
              </table:table-cell>
              <table:table-cell office:value-type="float" office:value="3.03885">
                <text:p>3.03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33944">
                <text:p>0.000133944</text:p>
              </table:table-cell>
              <table:table-cell office:value-type="float" office:value="0.699394">
                <text:p>0.699394</text:p>
              </table:table-cell>
              <table:table-cell office:value-type="float" office:value="3.28025">
                <text:p>3.28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26927">
                <text:p>0.000126927</text:p>
              </table:table-cell>
              <table:table-cell office:value-type="float" office:value="0.792831">
                <text:p>0.792831</text:p>
              </table:table-cell>
              <table:table-cell office:value-type="float" office:value="3.34715">
                <text:p>3.34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34213">
                <text:p>0.000134213</text:p>
              </table:table-cell>
              <table:table-cell office:value-type="float" office:value="0.696154">
                <text:p>0.696154</text:p>
              </table:table-cell>
              <table:table-cell office:value-type="float" office:value="3.06774">
                <text:p>3.06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33788">
                <text:p>0.000133788</text:p>
              </table:table-cell>
              <table:table-cell office:value-type="float" office:value="0.685008">
                <text:p>0.685008</text:p>
              </table:table-cell>
              <table:table-cell office:value-type="float" office:value="3.30747">
                <text:p>3.307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47515">
                <text:p>0.000147515</text:p>
              </table:table-cell>
              <table:table-cell office:value-type="float" office:value="0.964922">
                <text:p>0.964922</text:p>
              </table:table-cell>
              <table:table-cell office:value-type="float" office:value="3.12597">
                <text:p>3.12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33838">
                <text:p>0.000133838</text:p>
              </table:table-cell>
              <table:table-cell office:value-type="float" office:value="0.632322">
                <text:p>0.632322</text:p>
              </table:table-cell>
              <table:table-cell office:value-type="float" office:value="3.23007">
                <text:p>3.230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times" style:font-family-generic="roman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times" style:font-family-generic="roman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times" style:font-family-generic="roman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times" style:font-family-generic="roman" fo:font-size="9pt" style:font-size-asian="9pt" style:font-size-complex="9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51cm" svg:stroke-color="#ed7d31" draw:fill="none" draw:fill-color="#ed7d31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403cm" svg:height="11.249cm" xlink:href=".." xlink:type="simple" chart:class="chart:line" chart:style-name="ch1">
        <chart:title svg:x="7.316cm" svg:y="0.36cm" chart:style-name="ch2">
          <text:p>PS4 - Exercise 4B-100M</text:p>
        </chart:title>
        <chart:legend chart:legend-position="end" svg:x="17.186cm" svg:y="5.325cm" style:legend-expansion="high" chart:style-name="ch3"/>
        <chart:plot-area chart:style-name="ch4" table:cell-range-address="Sheet1.D29:Sheet1.D37" chart:data-source-has-labels="row" svg:x="1.399cm" svg:y="1.363cm" svg:width="15.399cm" svg:height="8.681cm">
          <chartooo:coordinate-region svg:x="2.1cm" svg:y="1.537cm" svg:width="14.604cm" svg:height="7.913cm"/>
          <chart:axis chart:dimension="x" chart:name="primary-x" chart:style-name="ch5">
            <chart:title svg:x="8.538cm" svg:y="10.268cm" chart:style-name="ch6">
              <text:p>Threads</text:p>
            </chart:title>
          </chart:axis>
          <chart:axis chart:dimension="y" chart:name="primary-y" chart:style-name="ch7">
            <chart:title svg:x="0.451cm" svg:y="6.289cm" chart:style-name="ch8">
              <text:p>Time [s]</text:p>
            </chart:title>
          </chart:axis>
          <chart:series chart:style-name="ch9" chart:values-cell-range-address="Sheet1.D30:Sheet1.D37" chart:label-cell-address="Sheet1.D29:Sheet1.D2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M</text:p>
                <draw:g>
                  <svg:desc>Sheet1.D29:Sheet1.D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186">
                <text:p>0.73186</text:p>
                <draw:g>
                  <svg:desc>Sheet1.D30:Sheet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627">
                <text:p>0.95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9394">
                <text:p>0.699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2831">
                <text:p>0.7928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6154">
                <text:p>0.696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5008">
                <text:p>0.685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4922">
                <text:p>0.964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2322">
                <text:p>0.6323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times" style:font-family-generic="roman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times" style:font-family-generic="roman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times" style:font-family-generic="roman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times" style:font-family-generic="roman"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51cm" svg:stroke-color="#ffc000" draw:fill="none" draw:fill-color="#ffc000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06cm" svg:height="11.145cm" xlink:href=".." xlink:type="simple" chart:class="chart:line" chart:style-name="ch1">
        <chart:title svg:x="7.145cm" svg:y="0.358cm" chart:style-name="ch2">
          <text:p>PS4 - Exercise 4B-500M</text:p>
        </chart:title>
        <chart:legend chart:legend-position="end" svg:x="16.843cm" svg:y="5.273cm" style:legend-expansion="high" chart:style-name="ch3"/>
        <chart:plot-area chart:style-name="ch4" table:cell-range-address="Sheet1.E29:Sheet1.E37" chart:data-source-has-labels="row" svg:x="1.392cm" svg:y="1.359cm" svg:width="15.07cm" svg:height="8.583cm">
          <chartooo:coordinate-region svg:x="2.093cm" svg:y="1.532cm" svg:width="14.275cm" svg:height="7.816cm"/>
          <chart:axis chart:dimension="x" chart:name="primary-x" chart:style-name="ch5">
            <chart:title svg:x="8.367cm" svg:y="10.164cm" chart:style-name="ch6">
              <text:p>Threads</text:p>
            </chart:title>
          </chart:axis>
          <chart:axis chart:dimension="y" chart:name="primary-y" chart:style-name="ch7">
            <chart:title svg:x="0.451cm" svg:y="6.236cm" chart:style-name="ch8">
              <text:p>Time [s]</text:p>
            </chart:title>
          </chart:axis>
          <chart:series chart:style-name="ch9" chart:values-cell-range-address="Sheet1.E30:Sheet1.E37" chart:label-cell-address="Sheet1.E29:Sheet1.E2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M</text:p>
                <draw:g>
                  <svg:desc>Sheet1.E29:Sheet1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9164">
                <text:p>3.19164</text:p>
                <draw:g>
                  <svg:desc>Sheet1.E30:Sheet1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3885">
                <text:p>3.03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8025">
                <text:p>3.28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4715">
                <text:p>3.34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774">
                <text:p>3.06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0747">
                <text:p>3.307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2597">
                <text:p>3.12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3007">
                <text:p>3.230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